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341923742455.1" style:family="table-column">
      <style:table-column-properties style:rel-column-width="40625*"/>
    </style:style>
    <style:style style:name="AppyTable1341923742455.2" style:family="table-column">
      <style:table-column-properties style:rel-column-width="24375*"/>
    </style:style>
    <style:style style:name="AppyTable134192374247.1" style:family="table-column">
      <style:table-column-properties style:rel-column-width="65000*"/>
    </style:style>
    <style:style style:name="AppyTable13419237423999.1" style:family="table-column">
      <style:table-column-properties style:rel-column-width="8357*"/>
    </style:style>
    <style:style style:name="AppyTable13419237423999.2" style:family="table-column">
      <style:table-column-properties style:rel-column-width="36214*"/>
    </style:style>
    <style:style style:name="AppyTable13419237423999.3" style:family="table-column">
      <style:table-column-properties style:rel-column-width="20428*"/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able test.</text:p>
      <table:table table:name="AppyTable13419237423999" table:style-name="podTable">
        <table:table-column table:style-name="AppyTable13419237423999.1"/>
        <table:table-column table:style-name="AppyTable13419237423999.2"/>
        <table:table-column table:style-name="AppyTable13419237423999.3"/>
        <table:table-row>
          <table:table-cell table:style-name="podCell">
            <text:p text:style-name="Appy_Table_Content">Table 1 <text:line-break/></text:p>
          </table:table-cell>
          <table:table-cell table:style-name="podCell" table:number-columns-spanned="2">
            <text:p text:style-name="Appy_Table_Content">aaaaa<text:line-break/></text:p>
          </table:table-cell>
        </table:table-row>
        <table:table-row>
          <table:table-cell table:style-name="podCell">
            <text:p text:style-name="Appy_Table_Content">zzz <text:line-break/></text:p>
          </table:table-cell>
          <table:table-cell table:style-name="podCell">
            <table:table table:name="AppyTable1341923742455" table:style-name="podTable">
              <table:table-column table:style-name="AppyTable1341923742455.1"/>
              <table:table-column table:style-name="AppyTable1341923742455.2"/>
              <table:table-row>
                <table:table-cell table:style-name="podCell">
                  <text:p text:style-name="Appy_Table_Content">  
    
      SubTableA</text:p>
                </table:table-cell>
                <table:table-cell table:style-name="podCell">
                  <text:p text:style-name="Appy_Table_Content">      SubTableB</text:p>
                </table:table-cell>
              </table:table-row>
              <table:table-row>
                <table:table-cell table:style-name="podCell">
                  <text:p text:style-name="Appy_Table_Content">    
    
      SubTableC</text:p>
                </table:table-cell>
                <table:table-cell table:style-name="podCell">
                  <text:p text:style-name="Appy_Table_Content">      SubTableD</text:p>
                </table:table-cell>
              </table:table-row>
            </table:table>
          </table:table-cell>
          <table:table-cell table:style-name="podCell">
            <text:p text:style-name="Appy_Table_Content"><text:span text:style-name="podBold">    
  

Hello</text:span> blabla</text:p>
            <table:table table:name="AppyTable134192374247" table:style-name="podTable">
              <table:table-column table:style-name="AppyTable134192374247.1"/>
              <table:table-row>
                <table:table-cell table:style-name="podCell">
                  <text:p text:style-name="Appy_Table_Content">SubTableOneRowOneColumn</text:p>
                </table:table-cell>
              </table:table-row>
            </table:table>
            <text:p text:style-name="Appy_Table_Content"/>
          </table:table-cell>
        </table:table-row>
        <table:table-row>
          <table:table-cell table:style-name="podCell">
            <text:p text:style-name="Appy_Table_Content">Within a <text:span text:style-name="podBold">para</text:span>graph</text:p>
          </table:table-cell>
          <table:table-cell table:style-name="podCell">
            <text:p text:style-name="Appy_Table_Content"><text:span text:style-name="podBold">Hello</text:span> non bold</text:p>
          </table:table-cell>
          <table:table-cell table:style-name="podCell">
            <text:p text:style-name="Appy_Table_Content">Hello <text:span text:style-name="podBold">bold</text:span> not bold</text:p>
          </table:table-cell>
        </table:table-row>
      </table:table>
      <text:p><text:line-break/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</office:meta>
</office:document-meta>
</file>